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(59.3212,0) <text:s text:c="7"/>(0,0) <text:s text:c="7"/>(0,0) <text:s text:c="7"/>(0,0) <text:s text:c="7"/>(0,0) <text:s text:c="7"/>(0,0) <text:s text:c="7"/>(0,0) <text:s text:c="7"/>(0,0) (-59.3212,0) <text:s text:c="7"/>(0,0) <text:s text:c="7"/>(0,0) <text:s text:c="7"/>(0,0) <text:s text:c="7"/>(0,0) <text:s text:c="7"/>(0,0) <text:s text:c="7"/>(0,0) <text:s text:c="7"/>(0,0) <text:s text:c="7"/>(0,0) <text:s/>(7.05613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/>(296.252,0) (-185.409,0) <text:s text:c="7"/>(0,0) <text:s text:c="7"/>(0,0) <text:s text:c="7"/>(0,0) <text:s text:c="7"/>(0,0) <text:s text:c="7"/>(0,0) (-93.2988,0) (-17.5444,0) <text:s text:c="7"/>(0,0) <text:s text:c="7"/>(0,0) <text:s text:c="2"/>(14.546,0) <text:s/>(13.3052,0) <text:s text:c="7"/>(0,0) <text:s text:c="7"/>(0,0) <text:s text:c="7"/>(0,0) (-23.3976,0) <text:s/>(2.30647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(-185.409,0) <text:s/>(185.409,0) <text:s text:c="7"/>(0,0) <text:s text:c="7"/>(0,0) <text:s text:c="7"/>(0,0) <text:s text:c="7"/>(0,0) <text:s text:c="7"/>(0,0) <text:s text:c="7"/>(0,0) <text:s text:c="7"/>(0,0) <text:s text:c="7"/>(0,0) <text:s text:c="7"/>(0,0) (-12.9229,0) (-13.3052,0) <text:s text:c="7"/>(0,0) <text:s text:c="7"/>(0,0) <text:s text:c="7"/>(0,0) <text:s text:c="7"/>(0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/>(101.525,0) <text:s text:c="7"/>(0,0) <text:s text:c="7"/>(0,0) <text:s text:c="7"/>(0,0) <text:s text:c="7"/>(0,0) (-39.6016,0) <text:s text:c="7"/>(0,0) <text:s text:c="7"/>(0,0) <text:s text:c="7"/>(0,0) <text:s text:c="7"/>(0,0) <text:s text:c="7"/>(0,0) <text:s/>(4.06736,0) <text:s text:c="7"/>(0,0) <text:s text:c="7"/>(0,0) <text:s/>(3.00759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/>(62.0337,0) <text:s text:c="7"/>(0,0) <text:s text:c="7"/>(0,0) <text:s text:c="7"/>(0,0) <text:s text:c="7"/>(0,0) <text:s text:c="7"/>(0,0) (-62.0337,0) <text:s text:c="7"/>(0,0) <text:s text:c="7"/>(0,0) <text:s text:c="7"/>(0,0) <text:s text:c="7"/>(0,0) <text:s text:c="7"/>(0,0) <text:s text:c="7"/>(0,0) <text:s text:c="7"/>(0,0) <text:s text:c="7"/>(0,0) <text:s/>(7.08894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/>(59.6936,0) <text:s text:c="7"/>(0,0) <text:s text:c="7"/>(0,0) <text:s text:c="7"/>(0,0) <text:s text:c="7"/>(0,0) <text:s text:c="7"/>(0,0) (-59.6936,0) <text:s text:c="7"/>(0,0) <text:s text:c="7"/>(0,0) <text:s text:c="7"/>(0,0) <text:s text:c="7"/>(0,0) <text:s text:c="7"/>(0,0) <text:s text:c="7"/>(0,0) <text:s text:c="7"/>(0,0) <text:s text:c="7"/>(0,0) <text:s/>(7.05613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 text:c="7"/>(0,0) <text:s/>(299.817,0) (-187.788,0) <text:s text:c="7"/>(0,0) (-17.0119,0) <text:s text:c="7"/>(0,0) (-95.0172,0) <text:s text:c="7"/>(0,0) <text:s text:c="7"/>(0,0) <text:s text:c="7"/>(0,0) <text:s/>(4.34512,0) <text:s/>(11.0515,0) <text:s text:c="7"/>(0,0) (-5.59671,0) <text:s text:c="7"/>(0,0) (-23.6798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 text:c="7"/>(0,0) (-187.788,0) <text:s/>(187.788,0) <text:s text:c="7"/>(0,0) <text:s text:c="7"/>(0,0) <text:s text:c="7"/>(0,0) <text:s text:c="7"/>(0,0) <text:s text:c="7"/>(0,0) <text:s text:c="7"/>(0,0) <text:s text:c="7"/>(0,0) (-10.6061,0) (-11.0515,0) <text:s text:c="7"/>(0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(-59.3212,0) (-96.0271,0) <text:s text:c="7"/>(0,0) (-38.2292,0) <text:s text:c="7"/>(0,0) <text:s text:c="7"/>(0,0) <text:s text:c="7"/>(0,0) <text:s text:c="7"/>(0,0) <text:s/>(193.577,0) <text:s text:c="7"/>(0,0) <text:s text:c="7"/>(0,0) <text:s text:c="7"/>(0,0) <text:s/>(4.26832,0) <text:s text:c="7"/>(0,0) (-10.6437,0) <text:s text:c="7"/>(0,0) <text:s text:c="7"/>(0,0) <text:s/>(13.6617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(-16.7403,0) <text:s text:c="7"/>(0,0) <text:s text:c="7"/>(0,0) <text:s text:c="7"/>(0,0) <text:s text:c="7"/>(0,0) (-17.7833,0) <text:s text:c="7"/>(0,0) <text:s text:c="7"/>(0,0) <text:s/>(34.5236,0) <text:s text:c="7"/>(0,0) <text:s text:c="7"/>(0,0) (-5.86334,0) <text:s text:c="7"/>(0,0) <text:s text:c="7"/>(0,0) <text:s/>(2.13879,0) <text:s text:c="7"/>(0,0) <text:s text:c="7"/>(0,0) <text:s/>(3.58298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(-62.0337,0) <text:s text:c="7"/>(0,0) <text:s text:c="7"/>(0,0) <text:s text:c="7"/>(0,0) <text:s text:c="7"/>(0,0) <text:s text:c="7"/>(0,0) <text:s text:c="2"/>(101.96,0) (-39.9263,0) <text:s text:c="7"/>(0,0) <text:s text:c="7"/>(0,0) <text:s text:c="7"/>(0,0) <text:s text:c="7"/>(0,0) <text:s text:c="7"/>(0,0) <text:s text:c="7"/>(0,0) <text:s text:c="7"/>(0,0) <text:s text:c="3"/>(4.027,0) <text:s text:c="2"/>(3.1544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(-59.6936,0) (-97.7957,0) <text:s text:c="7"/>(0,0) <text:s text:c="7"/>(0,0) <text:s text:c="7"/>(0,0) (-38.5149,0) <text:s/>(196.004,0) <text:s text:c="7"/>(0,0) <text:s text:c="7"/>(0,0) <text:s text:c="7"/>(0,0) <text:s/>(4.29512,0) <text:s text:c="7"/>(0,0) <text:s text:c="7"/>(0,0) <text:s text:c="7"/>(0,0) (-10.8434,0) <text:s/>(13.7256,0)</text:p>
          </table:table-cell>
        </table:table-row>
        <table:table-row table:style-name="ro1">
          <table:table-cell/>
          <table:table-cell office:value-type="string" calcext:value-type="string">
            <text:p><text:s text:c="7"/>(0,0) (-8.16107,0) (-12.6399,0) <text:s text:c="7"/>(0,0) <text:s text:c="7"/>(0,0) <text:s text:c="7"/>(0,0) <text:s text:c="7"/>(0,0) <text:s text:c="7"/>(0,0) <text:s/>(23.1074,0) (-2.30647,0) <text:s text:c="7"/>(0,0) <text:s text:c="7"/>(0,0) <text:s/>(310.991,0) (-195.167,0) <text:s text:c="7"/>(0,0) <text:s text:c="7"/>(0,0) <text:s text:c="7"/>(0,0) (-94.4703,0) (-17.5444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/>(12.6399,0) (-12.6399,0) <text:s text:c="7"/>(0,0) <text:s text:c="7"/>(0,0) <text:s text:c="7"/>(0,0) <text:s text:c="7"/>(0,0) <text:s text:c="7"/>(0,0) <text:s text:c="7"/>(0,0) <text:s text:c="7"/>(0,0) <text:s text:c="7"/>(0,0) <text:s text:c="7"/>(0,0) <text:s/>(-189.56,0) <text:s/>(184.833,0) <text:s text:c="7"/>(0,0) <text:s text:c="7"/>(0,0) <text:s text:c="7"/>(0,0) <text:s text:c="7"/>(0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(-3.97555,0) <text:s text:c="7"/>(0,0) <text:s text:c="7"/>(0,0) <text:s text:c="7"/>(0,0) <text:s text:c="7"/>(0,0) <text:s/>(-2.9703,0) <text:s text:c="7"/>(0,0) <text:s text:c="7"/>(0,0) <text:s text:c="7"/>(0,0) <text:s text:c="7"/>(0,0) <text:s text:c="7"/>(0,0) <text:s/>(100.484,0) <text:s text:c="7"/>(0,0) <text:s text:c="7"/>(0,0) (-40.0988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 text:c="7"/>(0,0) (-18.6308,0) <text:s/>(-10.499,0) <text:s text:c="7"/>(0,0) <text:s/>(5.59671,0) <text:s text:c="7"/>(0,0) <text:s text:c="2"/>(23.533,0) <text:s text:c="7"/>(0,0) <text:s text:c="7"/>(0,0) <text:s text:c="7"/>(0,0) <text:s/>(314.446,0) (-197.671,0) <text:s text:c="7"/>(0,0) (-17.0119,0) <text:s text:c="7"/>(0,0) <text:s text:c="2"/>(-95.61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 text:c="7"/>(0,0) <text:s text:c="2"/>(10.499,0) <text:s/>(-10.499,0) <text:s text:c="7"/>(0,0) <text:s text:c="7"/>(0,0) <text:s text:c="7"/>(0,0) <text:s text:c="7"/>(0,0) <text:s text:c="7"/>(0,0) <text:s text:c="7"/>(0,0) <text:s text:c="7"/>(0,0) (-189.704,0) <text:s/>(182.329,0) <text:s text:c="7"/>(0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/>(6.96864,0) (-4.17484,0) <text:s text:c="7"/>(0,0) <text:s/>(10.7534,0) <text:s text:c="7"/>(0,0) <text:s text:c="7"/>(0,0) <text:s text:c="7"/>(0,0) <text:s text:c="7"/>(0,0) (-13.5472,0) <text:s text:c="7"/>(0,0) <text:s text:c="7"/>(0,0) <text:s text:c="7"/>(0,0) (-98.1771,0) <text:s text:c="7"/>(0,0) (-37.8395,0) <text:s text:c="7"/>(0,0) <text:s text:c="7"/>(0,0) <text:s/>(195.997,0) <text:s text:c="7"/>(0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/>(5.73494,0) <text:s text:c="7"/>(0,0) <text:s text:c="7"/>(0,0) <text:s text:c="7"/>(0,0) <text:s text:c="7"/>(0,0) (-2.11719,0) <text:s text:c="7"/>(0,0) <text:s text:c="7"/>(0,0) (-3.61774,0) <text:s text:c="7"/>(0,0) <text:s text:c="7"/>(0,0) (-17.1151,0) <text:s text:c="7"/>(0,0) <text:s text:c="7"/>(0,0) (-17.9647,0) <text:s text:c="7"/>(0,0) <text:s text:c="7"/>(0,0) <text:s/>(32.7136,0) <text:s text:c="7"/>(0,0) <text:s text:c="7"/>(0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/>(7.17755,0) <text:s text:c="7"/>(0,0) <text:s text:c="7"/>(0,0) <text:s text:c="7"/>(0,0) <text:s text:c="7"/>(0,0) <text:s text:c="7"/>(0,0) (-4.04271,0) (-3.13484,0) <text:s text:c="7"/>(0,0) <text:s text:c="7"/>(0,0) <text:s text:c="7"/>(0,0) <text:s text:c="7"/>(0,0) <text:s text:c="7"/>(0,0) <text:s text:c="7"/>(0,0) <text:s text:c="7"/>(0,0) <text:s text:c="2"/>(100.71,0) (-40.1754,0)</text:p>
          </table:table-cell>
        </table:table-row>
        <table:table-row table:style-name="ro1">
          <table:table-cell/>
          <table:table-cell office:value-type="string" calcext:value-type="string">
            <text:p><text:s text:c="7"/>(0,0) <text:s text:c="7"/>(0,0) <text:s text:c="7"/>(0,0) <text:s text:c="7"/>(0,0) <text:s text:c="7"/>(0,0) <text:s/>(7.01239,0) (-4.25174,0) <text:s text:c="7"/>(0,0) <text:s text:c="7"/>(0,0) <text:s text:c="7"/>(0,0) <text:s text:c="2"/>(10.979,0) (-13.7396,0) <text:s text:c="7"/>(0,0) <text:s text:c="7"/>(0,0) <text:s text:c="7"/>(0,0) (-98.7935,0) <text:s text:c="7"/>(0,0) <text:s text:c="7"/>(0,0) <text:s text:c="7"/>(0,0) (-38.0394,0) <text:s/>(197.239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8:07:56.794375961</meta:creation-date>
    <dc:date>2024-08-20T08:09:33.612595439</dc:date>
    <meta:editing-duration>PT1M37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